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FICHE CLIENT : </text:span></text:p>
      <text:p text:style-name="P1"><text:span text:style-name="T2"/></text:p>
      <text:p text:style-name="P1"><text:span text:style-name="T2"/></text:p>
      <text:p text:style-name="P1"><text:span text:style-name="T3">M. BorisGouvon</text:span></text:p>
      <text:p text:style-name="P1"><text:span text:style-name="T4"/></text:p>
      <text:p text:style-name="P1"><text:span text:style-name="T4"/></text:p>
      <text:p text:style-name="P2"><text:span text:style-name="T4"/></text:p>
      <text:p text:style-name="P2"><text:span text:style-name="T5">@: unknow</text:span></text:p>
      <text:p text:style-name="P2"><text:span text:style-name="T5">Adresse postale : unknow</text:span></text:p>
      <text:p text:style-name="P2"><text:span text:style-name="T5">Téléphone : unknow</text:span></text:p>
      <text:p text:style-name="P2"><text:span text:style-name="T6"/></text:p>
      <text:p text:style-name="P2"><text:span text:style-name="T7">Dernier achat chez nous : tablette S. dernière génération</text:span></text:p>
      <text:p text:style-name="P2"><text:span text:style-name="T7">Date : le 02/02/15</text:span></text:p>
      <text:p text:style-name="P2"><text:span text:style-name="T8"/></text:p>
      <text:p text:style-name="P2"><text:span text:style-name="T9">Client habituel : oui</text:span></text:p>
      <text:p text:style-name="P2"><text:span text:style-name="T10"/></text:p>
      <text:p text:style-name="P2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